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Standard">
      <style:text-properties style:use-window-font-color="true" loext:opacity="0%"/>
    </style:style>
    <style:style style:name="P2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use-window-font-color="true" loext:opacity="0%" style:font-name="quote-cjk-patch" fo:font-size="12pt" fo:letter-spacing="normal" fo:font-style="normal" fo:font-weight="normal"/>
    </style:style>
    <style:style style:name="P4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use-window-font-color="true" loext:opacity="0%" style:font-name="quote-cjk-patch" fo:font-size="12pt" fo:letter-spacing="normal" fo:font-style="normal" fo:font-weight="normal"/>
    </style:style>
    <style:style style:name="P5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use-window-font-color="true" loext:opacity="0%" style:font-name="quote-cjk-patch" fo:font-size="12pt" fo:letter-spacing="normal" fo:font-style="normal" fo:font-weight="normal"/>
    </style:style>
    <style:style style:name="P6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use-window-font-color="true" loext:opacity="0%" style:font-name="quote-cjk-patch" fo:font-size="12pt" fo:letter-spacing="normal" fo:font-style="normal" fo:font-weight="normal"/>
    </style:style>
    <style:style style:name="T1" style:family="text">
      <style:text-properties fo:font-variant="normal" fo:text-transform="none" style:use-window-font-color="true" loext:opacity="0%" style:font-name="quote-cjk-patch" fo:font-size="12pt" fo:letter-spacing="normal" fo:font-style="normal" fo:font-weight="bol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Fase 1: MVP Básico</text:span></text:span></text:p>
      <text:list text:style-name="L1">
        <text:list-item>
          <text:p text:style-name="P3">Gestión de socios (CRUD)</text:p>
        </text:list-item>
        <text:list-item>
          <text:p text:style-name="P3">Control básico de cuotas</text:p>
        </text:list-item>
        <text:list-item>
          <text:p text:style-name="P3">Login de administrador</text:p>
        </text:list-item>
        <text:list-item>
          <text:p text:style-name="P3">Base de datos local</text:p>
        </text:list-item>
      </text:list>
      <text:p text:style-name="P2"><text:span text:style-name="Strong_20_Emphasis"><text:span text:style-name="T1">Fase 2: Funcionalidades Avanzadas</text:span></text:span></text:p>
      <text:list text:style-name="L2">
        <text:list-item>
          <text:p text:style-name="P4">Sistema de promociones</text:p>
        </text:list-item>
        <text:list-item>
          <text:p text:style-name="P4">Recordatorios automáticos</text:p>
        </text:list-item>
        <text:list-item>
          <text:p text:style-name="P4">Reportes básicos</text:p>
        </text:list-item>
        <text:list-item>
          <text:p text:style-name="P4">Backup de datos</text:p>
        </text:list-item>
      </text:list>
      <text:p text:style-name="P2"><text:span text:style-name="Strong_20_Emphasis"><text:span text:style-name="T1">Fase 3: Plataforma Móvil para Socios</text:span></text:span></text:p>
      <text:list text:style-name="L3">
        <text:list-item>
          <text:p text:style-name="P5">App para socios con su información</text:p>
        </text:list-item>
        <text:list-item>
          <text:p text:style-name="P5">Estado de cuenta</text:p>
        </text:list-item>
        <text:list-item>
          <text:p text:style-name="P5">Notificaciones push</text:p>
        </text:list-item>
      </text:list>
      <text:p text:style-name="P2"><text:span text:style-name="Strong_20_Emphasis"><text:span text:style-name="T1">Fase 4: Sistema de Pagos</text:span></text:span></text:p>
      <text:list text:style-name="L4">
        <text:list-item>
          <text:p text:style-name="P6">Integración con pasarelas de pago</text:p>
        </text:list-item>
        <text:list-item>
          <text:p text:style-name="P6">Facturación electrónica</text:p>
        </text:list-item>
        <text:list-item>
          <text:p text:style-name="P6">Renew automático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20:15:17.841330651</meta:creation-date>
    <dc:date>2025-09-17T20:21:26.516680902</dc:date>
    <meta:editing-duration>PT6M12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18" meta:word-count="78" meta:character-count="433" meta:non-whitespace-character-count="387"/>
  </office:meta>
</office:document-meta>
</file>